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0075in"/>
    </style:style>
    <style:style style:name="co3" style:family="table-column">
      <style:table-column-properties fo:break-before="auto" style:column-width="2.6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fo:color="#ff00ff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日期</text:p>
          </table:table-cell>
          <table:table-cell office:value-type="string">
            <text:p>工时</text:p>
          </table:table-cell>
          <table:table-cell office:value-type="string">
            <text:p>工作项目</text:p>
          </table:table-cell>
          <table:table-cell office:value-type="string">
            <text:p>工作内容</text:p>
          </table:table-cell>
        </table:table-row>
        <table:table-row table:style-name="ro2">
          <table:table-cell table:style-name="ce1" office:value-type="date" office:date-value="2013-10-01">
            <text:p>2013-10-01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02">
            <text:p>2013-10-02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03">
            <text:p>2013-10-03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04">
            <text:p>2013-10-04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05">
            <text:p>2013-10-05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06">
            <text:p>2013-10-06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07">
            <text:p>2013-10-07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08">
            <text:p>2013-10-08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4">
          <table:table-cell table:style-name="ce1" office:value-type="date" office:date-value="2013-10-09">
            <text:p>2013-10-09</text:p>
          </table:table-cell>
          <table:table-cell table:number-columns-repeated="2"/>
          <table:table-cell office:value-type="string">
            <text:p>安装配置yii</text:p>
          </table:table-cell>
        </table:table-row>
        <table:table-row table:style-name="ro4">
          <table:table-cell table:style-name="ce1" office:value-type="date" office:date-value="2013-10-10">
            <text:p>2013-10-10</text:p>
          </table:table-cell>
          <table:table-cell table:number-columns-repeated="2"/>
          <table:table-cell office:value-type="string">
            <text:p>查看yii文档</text:p>
          </table:table-cell>
        </table:table-row>
        <table:table-row table:style-name="ro4">
          <table:table-cell table:style-name="ce1" office:value-type="date" office:date-value="2013-10-11">
            <text:p>2013-10-11</text:p>
          </table:table-cell>
          <table:table-cell table:number-columns-repeated="2"/>
          <table:table-cell office:value-type="string">
            <text:p>编写yii测试小程序</text:p>
          </table:table-cell>
        </table:table-row>
        <table:table-row table:style-name="ro4">
          <table:table-cell table:style-name="ce1" office:value-type="date" office:date-value="2013-10-12">
            <text:p>2013-10-12</text:p>
          </table:table-cell>
          <table:table-cell table:number-columns-repeated="2"/>
          <table:table-cell office:value-type="string">
            <text:p>编写yii测试小程序，整理zeromq及php测试文档</text:p>
          </table:table-cell>
        </table:table-row>
        <table:table-row table:style-name="ro2">
          <table:table-cell table:style-name="ce1" office:value-type="date" office:date-value="2013-10-13">
            <text:p>2013-10-13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4">
          <table:table-cell table:style-name="ce1" office:value-type="date" office:date-value="2013-10-14">
            <text:p>2013-10-14</text:p>
          </table:table-cell>
          <table:table-cell/>
          <table:table-cell office:value-type="string">
            <text:p>zeromq测试</text:p>
          </table:table-cell>
          <table:table-cell office:value-type="string">
            <text:p>整理zeromq及php测试文档，查找上月工作记录，补充</text:p>
          </table:table-cell>
        </table:table-row>
        <table:table-row table:style-name="ro4">
          <table:table-cell table:style-name="ce1" office:value-type="date" office:date-value="2013-10-15">
            <text:p>2013-10-15</text:p>
          </table:table-cell>
          <table:table-cell/>
          <table:table-cell office:value-type="string">
            <text:p>在linux上写一个c程序，校验CSV文件的 类型，格式和取值区间，不符合的替换为默认值或者null</text:p>
          </table:table-cell>
          <table:table-cell/>
        </table:table-row>
        <table:table-row table:style-name="ro2">
          <table:table-cell table:style-name="ce1" office:value-type="date" office:date-value="2013-10-16">
            <text:p>2013-10-16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17">
            <text:p>2013-10-17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18">
            <text:p>2013-10-18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19">
            <text:p>2013-10-19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20">
            <text:p>2013-10-20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21">
            <text:p>2013-10-21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22">
            <text:p>2013-10-22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23">
            <text:p>2013-10-23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24">
            <text:p>2013-10-24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25">
            <text:p>2013-10-25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26">
            <text:p>2013-10-26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27">
            <text:p>2013-10-27</text:p>
          </table:table-cell>
          <table:table-cell/>
          <table:table-cell table:style-name="ce2" office:value-type="string">
            <text:p>休息</text:p>
          </table:table-cell>
          <table:table-cell/>
        </table:table-row>
        <table:table-row table:style-name="ro2">
          <table:table-cell table:style-name="ce1" office:value-type="date" office:date-value="2013-10-28">
            <text:p>2013-10-28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29">
            <text:p>2013-10-29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30">
            <text:p>2013-10-30</text:p>
          </table:table-cell>
          <table:table-cell table:number-columns-repeated="3"/>
        </table:table-row>
        <table:table-row table:style-name="ro2">
          <table:table-cell table:style-name="ce1" office:value-type="date" office:date-value="2013-10-31">
            <text:p>2013-10-31</text:p>
          </table:table-cell>
          <table:table-cell table:number-columns-repeated="3"/>
        </table:table-row>
        <table:table-row table:style-name="ro2" table:number-rows-repeated="104854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ugehao </meta:initial-creator>
    <meta:creation-date>2013-10-14T14:07:54</meta:creation-date>
    <dc:date>2013-10-14T16:40:18</dc:date>
    <dc:creator>liugehao </dc:creator>
    <meta:editing-duration>PT1M34S</meta:editing-duration>
    <meta:editing-cycles>4</meta:editing-cycles>
    <meta:generator>LibreOffice/3.5$Linux_X86_64 LibreOffice_project/350m1$Build-2</meta:generator>
    <meta:document-statistic meta:table-count="3" meta:cell-count="55" meta:object-count="0"/>
  </office:meta>
</office:document-meta>
</file>